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Poppins" svg:font-family="Poppins, sans-serif"/>
  </office:font-face-decls>
  <office:automatic-styles>
    <style:style style:name="P1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 style:writing-mode="lr-tb"/>
      <style:text-properties fo:font-variant="normal" fo:text-transform="none" fo:color="#1d2125" loext:opacity="100%" style:font-name="Poppins" fo:font-size="9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yui_3_17_2_1_1697401346253_477"/>Crear un reloj que se muestre en la página web, el reloj implementado mostrará la hora en formato de 12 horas e indicará si es AM o PM</text:p>
      <text:p text:style-name="P1"><text:bookmark text:name="yui_3_17_2_1_1697401346253_481"/>Nota: utilizar la función setInterval()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Poppins" svg:font-family="Poppins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1T19:49:46.383941048</meta:creation-date>
    <dc:date>2023-10-15T22:25:11.821362253</dc:date>
    <meta:editing-duration>PT1M10S</meta:editing-duration>
    <meta:editing-cycles>4</meta:editing-cycles>
    <meta:generator>LibreOffice/7.4.7.2$Linux_X86_64 LibreOffice_project/40$Build-2</meta:generator>
    <meta:document-statistic meta:table-count="0" meta:image-count="0" meta:object-count="0" meta:page-count="1" meta:paragraph-count="2" meta:word-count="33" meta:character-count="173" meta:non-whitespace-character-count="142"/>
  </office:meta>
</office:document-meta>
</file>